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7477b8"/>
    </style:style>
    <style:style style:name="ce2" style:family="table-cell" style:parent-style-name="Default">
      <style:text-properties fo:color="#ed1c24"/>
    </style:style>
    <style:style style:name="ce3" style:family="table-cell" style:parent-style-name="Default">
      <style:text-properties fo:color="#ccbe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75.33pt" svg:height="436.11pt" svg:x="753.9pt" svg:y="62.33pt">
            <draw:object draw:notify-on-update-of-ranges="Sheet1.H7:Sheet1.H7 Sheet1.H8:Sheet1.H11 Sheet1.I7:Sheet1.I7 Sheet1.I8:Sheet1.I11 Sheet1.H7:Sheet1.H7 Sheet1.H8:Sheet1.H11 Sheet1.J7:Sheet1.J7 Sheet1.J8:Sheet1.J11 Sheet1.H7:Sheet1.H7 Sheet1.H8:Sheet1.H11 Sheet1.K7:Sheet1.K7 Sheet1.K8:Sheet1.K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Elements</text:p>
          </table:table-cell>
          <table:table-cell table:style-name="ce1" office:value-type="string" calcext:value-type="string">
            <text:p>std::sort</text:p>
          </table:table-cell>
          <table:table-cell table:style-name="ce2" office:value-type="string" calcext:value-type="string">
            <text:p>bubblesort</text:p>
          </table:table-cell>
          <table:table-cell table:style-name="ce3" office:value-type="string" calcext:value-type="string">
            <text:p>mergesort</text:p>
          </table:table-cell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table:style-name="ce1" office:value-type="float" office:value="24" calcext:value-type="float">
            <text:p>24</text:p>
          </table:table-cell>
          <table:table-cell table:style-name="ce2" office:value-type="float" office:value="231" calcext:value-type="float">
            <text:p>231</text:p>
          </table:table-cell>
          <table:table-cell table:style-name="ce3" office:value-type="float" office:value="142" calcext:value-type="float">
            <text:p>142</text:p>
          </table:table-cell>
        </table:table-row>
        <table:table-row table:style-name="ro1">
          <table:table-cell table:number-columns-repeated="7"/>
          <table:table-cell office:value-type="float" office:value="500" calcext:value-type="float">
            <text:p>500</text:p>
          </table:table-cell>
          <table:table-cell table:style-name="ce1" office:value-type="float" office:value="138" calcext:value-type="float">
            <text:p>138</text:p>
          </table:table-cell>
          <table:table-cell table:style-name="ce2" office:value-type="float" office:value="6032" calcext:value-type="float">
            <text:p>6032</text:p>
          </table:table-cell>
          <table:table-cell table:style-name="ce3" office:value-type="float" office:value="852" calcext:value-type="float">
            <text:p>852</text:p>
          </table:table-cell>
        </table:table-row>
        <table:table-row table:style-name="ro1">
          <table:table-cell table:number-columns-repeated="7"/>
          <table:table-cell office:value-type="float" office:value="1000" calcext:value-type="float">
            <text:p>1000</text:p>
          </table:table-cell>
          <table:table-cell table:style-name="ce1" office:value-type="float" office:value="395" calcext:value-type="float">
            <text:p>395</text:p>
          </table:table-cell>
          <table:table-cell table:style-name="ce2" office:value-type="float" office:value="24914" calcext:value-type="float">
            <text:p>24914</text:p>
          </table:table-cell>
          <table:table-cell table:style-name="ce3" office:value-type="float" office:value="1777" calcext:value-type="float">
            <text:p>17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8:03:47.353925721</meta:creation-date>
    <dc:date>2019-10-26T18:27:16.327929151</dc:date>
    <meta:editing-duration>PT3M5S</meta:editing-duration>
    <meta:editing-cycles>1</meta:editing-cycles>
    <meta:document-statistic meta:table-count="1" meta:cell-count="20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353cm" svg:height="15.386cm" xlink:href=".." xlink:type="simple" chart:class="chart:scatter" chart:style-name="ch1">
        <chart:legend chart:legend-position="end" svg:x="24.421cm" svg:y="6.896cm" style:legend-expansion="high" chart:style-name="ch2"/>
        <chart:plot-area chart:style-name="ch3" table:cell-range-address="Sheet1.H7:Sheet1.K11" chart:data-source-has-labels="row" svg:x="0.547cm" svg:y="0.307cm" svg:width="23.327cm" svg:height="14.772cm">
          <chartooo:coordinate-region svg:x="1.724cm" svg:y="0.506cm" svg:width="21.778cm" svg:height="13.9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8:Sheet1.I11" chart:label-cell-address="Sheet1.I7:Sheet1.I7" chart:class="chart:scatter">
            <chart:domain table:cell-range-address="Sheet1.H8:Sheet1.H11"/>
            <chart:data-point chart:repeated="4"/>
          </chart:series>
          <chart:series chart:style-name="ch7" chart:values-cell-range-address="Sheet1.J8:Sheet1.J11" chart:label-cell-address="Sheet1.J7:Sheet1.J7" chart:class="chart:scatter">
            <chart:data-point chart:repeated="4"/>
          </chart:series>
          <chart:series chart:style-name="ch8" chart:values-cell-range-address="Sheet1.K8:Sheet1.K11" chart:label-cell-address="Sheet1.K7:Sheet1.K7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std::sort</text:p>
                <draw:g>
                  <svg:desc>Sheet1.I7:Sheet1.I7</svg:desc>
                </draw:g>
              </table:table-cell>
              <table:table-cell office:value-type="string">
                <text:p>bubblesort</text:p>
                <draw:g>
                  <svg:desc>Sheet1.J7:Sheet1.J7</svg:desc>
                </draw:g>
              </table:table-cell>
              <table:table-cell office:value-type="string">
                <text:p>mergesort</text:p>
                <draw:g>
                  <svg:desc>Sheet1.K7:Sheet1.K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H8:Sheet1.H11</svg:desc>
                </draw:g>
              </table:table-cell>
              <table:table-cell office:value-type="float" office:value="3">
                <text:p>3</text:p>
                <draw:g>
                  <svg:desc>Sheet1.I8:Sheet1.I11</svg:desc>
                </draw:g>
              </table:table-cell>
              <table:table-cell office:value-type="float" office:value="4">
                <text:p>4</text:p>
                <draw:g>
                  <svg:desc>Sheet1.J8:Sheet1.J11</svg:desc>
                </draw:g>
              </table:table-cell>
              <table:table-cell office:value-type="float" office:value="22">
                <text:p>22</text:p>
                <draw:g>
                  <svg:desc>Sheet1.K8:Sheet1.K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4">
                <text:p>24</text:p>
              </table:table-cell>
              <table:table-cell office:value-type="float" office:value="231">
                <text:p>23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38">
                <text:p>138</text:p>
              </table:table-cell>
              <table:table-cell office:value-type="float" office:value="6032">
                <text:p>6032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395">
                <text:p>395</text:p>
              </table:table-cell>
              <table:table-cell office:value-type="float" office:value="24914">
                <text:p>24914</text:p>
              </table:table-cell>
              <table:table-cell office:value-type="float" office:value="1777">
                <text:p>17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